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6986in" table:align="left"/>
    </style:style>
    <style:style style:name="Table1.A" style:family="table-column">
      <style:table-column-properties style:column-width="4.2382in"/>
    </style:style>
    <style:style style:name="Table1.B" style:family="table-column">
      <style:table-column-properties style:column-width="0.460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0.0007in solid #000000"/>
    </style:style>
    <style:style style:name="Table1.A2" style:family="table-cell">
      <style:table-cell-properties style:vertical-align="bottom"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ext_20_body">
      <style:paragraph-properties fo:line-height="100%" fo:text-align="center" style:justify-single-word="false"/>
      <style:text-properties style:font-name="Arial Black" fo:font-size="20pt" style:font-size-asian="20pt" style:font-size-complex="20pt"/>
    </style:style>
    <style:style style:name="P2" style:family="paragraph" style:parent-style-name="Text_20_body">
      <style:paragraph-properties fo:line-height="200%"/>
    </style:style>
    <style:style style:name="P3" style:family="paragraph" style:parent-style-name="Heading">
      <style:paragraph-properties fo:line-height="200%" fo:text-align="center" style:justify-single-word="false"/>
      <style:text-properties style:font-name="Arial Black" fo:font-size="20pt" style:font-size-asian="20pt" style:font-size-complex="20pt"/>
    </style:style>
    <style:style style:name="P4" style:family="paragraph" style:parent-style-name="Heading">
      <style:paragraph-properties fo:line-height="100%" fo:text-align="center" style:justify-single-word="false"/>
      <style:text-properties style:font-name="Arial Black" fo:font-size="20pt" style:font-size-asian="20pt" style:font-size-complex="20pt"/>
    </style:style>
    <style:style style:name="P5" style:family="paragraph" style:parent-style-name="Heading">
      <style:paragraph-properties fo:line-height="100%" fo:text-align="center" style:justify-single-word="false"/>
      <style:text-properties style:font-name="Arial Black" fo:font-size="32pt" style:font-size-asian="32pt" style:font-size-complex="32pt"/>
    </style:style>
    <style:style style:name="P6" style:family="paragraph" style:parent-style-name="Heading">
      <style:paragraph-properties fo:line-height="100%" fo:text-align="center" style:justify-single-word="false"/>
      <style:text-properties style:font-name="Arial Black" fo:font-size="60pt" style:font-size-asian="60pt" style:font-size-complex="60pt"/>
    </style:style>
    <style:style style:name="P7" style:family="paragraph" style:parent-style-name="Heading_20_1">
      <style:paragraph-properties fo:line-height="200%"/>
    </style:style>
    <style:style style:name="P8" style:family="paragraph" style:parent-style-name="Text_20_body">
      <style:paragraph-properties fo:line-height="200%"/>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Project 1</text:p>
      <text:p text:style-name="P6">Yahtzee V.</text:p>
      <text:p text:style-name="P4"/>
      <text:p text:style-name="P4"/>
      <text:p text:style-name="P4"/>
      <text:p text:style-name="P4"/>
      <text:p text:style-name="P4"/>
      <text:p text:style-name="P4">CIS-17C</text:p>
      <text:p text:style-name="P4">Section 47698</text:p>
      <text:p text:style-name="P1">22 April 2020</text:p>
      <text:p text:style-name="P1">By: Robert Duncan</text:p>
      <text:h text:style-name="P7" text:outline-level="1"><text:soft-page-break/>1. Introduction</text:h>
      <text:p text:style-name="P2"><text:tab/>This program is meant to simulate the game of Yahtzee. Yahtzee is a dice game where players roll five dice in an attempt to make different combinations of the values. It's a fun game to play and relatively easy to get the materials. You can buy the actual game in the box or just have five dice, a paper, and something to write with. It can help smaller children learn their numbers and basic math. It can also help older people by teaching them chance and probability.</text:p>
      <text:h text:style-name="P7" text:outline-level="1">2. Summary</text:h>
      <table:table table:name="Table1" table:style-name="Table1">
        <table:table-column table:style-name="Table1.A"/>
        <table:table-column table:style-name="Table1.B"/>
        <table:table-row>
          <table:table-cell table:style-name="Table1.A1" office:value-type="string">
            <text:p text:style-name="Table_20_Contents">Lines of Code</text:p>
          </table:table-cell>
          <table:table-cell table:style-name="Table1.B1" office:value-type="float" office:value="493">
            <text:p text:style-name="Table_20_Contents">493</text:p>
          </table:table-cell>
        </table:table-row>
        <table:table-row>
          <table:table-cell table:style-name="Table1.A2" office:value-type="string">
            <text:p text:style-name="Table_20_Contents">Comment Lines (Not including lines of code with comments)</text:p>
          </table:table-cell>
          <table:table-cell table:style-name="Table1.B2" office:value-type="float" office:value="111">
            <text:p text:style-name="Table_20_Contents">111</text:p>
          </table:table-cell>
        </table:table-row>
        <table:table-row>
          <table:table-cell table:style-name="Table1.A2" office:value-type="string">
            <text:p text:style-name="Table_20_Contents">Blank Lines (White spaces)</text:p>
          </table:table-cell>
          <table:table-cell table:style-name="Table1.B2" office:value-type="float" office:value="48">
            <text:p text:style-name="Table_20_Contents">48</text:p>
          </table:table-cell>
        </table:table-row>
        <table:table-row>
          <table:table-cell table:style-name="Table1.A2" office:value-type="string">
            <text:p text:style-name="Table_20_Contents">Total Lines of Source File</text:p>
          </table:table-cell>
          <table:table-cell table:style-name="Table1.B2" office:value-type="float" office:value="652">
            <text:p text:style-name="Table_20_Contents">652</text:p>
          </table:table-cell>
        </table:table-row>
      </table:table>
      <text:p text:style-name="P2"/>
      <text:p text:style-name="P2">The program is 652 lines including all blank lines and comments. There are two header files. The “Dice.h” file holds the specifications for the dice class. The “Scoreboard.h” file holds the specifications for the scoreboard class.There are two source files, “main.cpp” and “Scoreboad.cpp”. It showcases most of the material covered in class, however there are some concepts that are missing. It is located at <text:a xlink:type="simple" xlink:href="https://github.com/rduncan3/DuncanRobert_CIS17C_Spring2020/tree/master/Proj" text:style-name="Internet_20_link" text:visited-style-name="Visited_20_Internet_20_Link">https://github.com/rduncan3/DuncanRobert_CIS17C_Spring2020/tree/master/Proj</text:a></text:p>
      <text:h text:style-name="P7" text:outline-level="1"/>
      <text:p text:style-name="P2"/>
      <text:p text:style-name="P2"/>
      <text:h text:style-name="P7" text:outline-level="1"><text:soft-page-break/>3. Description</text:h>
      <text:p text:style-name="P2"><text:tab/>The first thing I changed was changing the structure to a class and it took awhile to set up all the right functions to set and get. Then I changed the Screbrd class to make it inherit the Player class. After that it was a cycle of changing aspects to fit the new material while also making sure the program still worked. One of the hardest parts was struggling to figure out what was wrong because of a typo that I glanced over. The last thing I did was to change functions into templates and it gave me a hard time until I put it into its own separate header file.</text:p>
      <text:h text:style-name="Heading_20_1" text:outline-level="1">4. Version History</text:h>
      <text:p text:style-name="Text_20_body"><text:tab/>Version 1: Dice Class</text:p>
      <text:p text:style-name="Text_20_body"><text:tab/>Version 2: Scoreboard Class</text:p>
      <text:p text:style-name="Text_20_body"><text:tab/>Version 3: Game becomes almost playable</text:p>
      <text:p text:style-name="Text_20_body"><text:tab/>Version 4: Game completely playable</text:p>
      <text:p text:style-name="Text_20_body"><text:tab/>Version 5: Added features</text:p>
      <text:h text:style-name="Heading_20_1" text:outline-level="1">5. Sample input/output</text:h>
      <text:h text:style-name="Heading_20_1" text:outline-level="1">5. Flowchart</text:h>
      <text:h text:style-name="Heading_20_1" text:outline-level="1">6. Chapter Concepts Checkoff List</text:h>
      <text:h text:style-name="P7" text:outline-level="1">7. UML Diagrams</text:h>
      <text:h text:style-name="P7" text:outline-level="1">8. Code (main.cpp)</text:h>
      <text:h text:style-name="Heading_20_1" text:outline-level="1">9. Code (Dice.h)</text:h>
      <text:p text:style-name="Text_20_body"/>
      <text:h text:style-name="Heading_20_1" text:outline-level="1">10. Code (Scoreboard.h)</text:h>
      <text:p text:style-name="Text_20_body"/>
      <text:h text:style-name="Heading_20_1" text:outline-level="1"><text:soft-page-break/>11. Code (Scoreboard.cpp)</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Duncan</meta:initial-creator>
    <meta:creation-date>2018-10-21T10:19:31.30</meta:creation-date>
    <dc:date>2020-04-26T11:15:56.33</dc:date>
    <dc:creator>Robert Duncan</dc:creator>
    <meta:editing-duration>PT3H37M18S</meta:editing-duration>
    <meta:editing-cycles>25</meta:editing-cycles>
    <meta:generator>OpenOffice/4.1.5$Win32 OpenOffice.org_project/415m1$Build-9789</meta:generator>
    <meta:document-statistic meta:table-count="1" meta:image-count="0" meta:object-count="0" meta:page-count="4" meta:paragraph-count="34" meta:word-count="358" meta:character-count="2096"/>
  </office:meta>
</office:document-meta>
</file>